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Exception.get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Exception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Exception.getDetail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sdException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Exception.XsdException( XsdException previous , String message , int lineNumber , int columnNumber , String literal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dException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